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1.57mm"/>
    </style:style>
    <style:style style:name="co7" style:family="table-column">
      <style:table-column-properties fo:break-before="auto" style:column-width="33.21mm"/>
    </style:style>
    <style:style style:name="co8" style:family="table-column">
      <style:table-column-properties fo:break-before="auto" style:column-width="29.95mm"/>
    </style:style>
    <style:style style:name="co9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INPUT 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AMOUNT</text:p>
          </table:table-cell>
          <table:table-cell office:value-type="float" office:value="968600" calcext:value-type="float">
            <text:p>968600</text:p>
          </table:table-cell>
          <table:table-cell office:value-type="string" calcext:value-type="string">
            <text:p>Сумма долга</text:p>
          </table:table-cell>
          <table:table-cell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Срок кредита</text:p>
          </table:table-cell>
          <table:table-cell/>
        </table:table-row>
        <table:table-row table:style-name="ro1">
          <table:table-cell office:value-type="string" calcext:value-type="string">
            <text:p>DELIVERYDATE</text:p>
          </table:table-cell>
          <table:table-cell table:style-name="ce1" office:value-type="date" office:date-value="2019-11-14" calcext:value-type="date">
            <text:p>14.11.19</text:p>
          </table:table-cell>
          <table:table-cell office:value-type="string" calcext:value-type="string">
            <text:p>Дата выдачи</text:p>
          </table:table-cell>
          <table:table-cell/>
        </table:table-row>
        <table:table-row table:style-name="ro1">
          <table:table-cell office:value-type="string" calcext:value-type="string">
            <text:p>RATE</text:p>
          </table:table-cell>
          <table:table-cell table:style-name="ce2" office:value-type="percentage" office:value="0.1537" calcext:value-type="percentage">
            <text:p>15,37%</text:p>
          </table:table-cell>
          <table:table-cell office:value-type="string" calcext:value-type="string">
            <text:p>Ставка</text:p>
          </table:table-cell>
          <table:table-cell/>
        </table:table-row>
        <table:table-row table:style-name="ro1">
          <table:table-cell office:value-type="string" calcext:value-type="string">
            <text:p>SECURITYAMOUNT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Стоимость обеспечения</text:p>
          </table:table-cell>
          <table:table-cell/>
        </table:table-row>
      </table:table>
      <table:table table:name="CALCULATION TABL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PAYMENTDEBT</text:p>
          </table:table-cell>
          <table:table-cell office:value-type="string" calcext:value-type="string">
            <text:p>PAYMENTINT</text:p>
          </table:table-cell>
          <table:table-cell office:value-type="string" calcext:value-type="string">
            <text:p>DEBTREMAIND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formula="of:=ROUND(['INPUT DATA'.B2]-[.C2];2)" office:value-type="float" office:value="968600" calcext:value-type="float">
            <text:p>9686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3]+[.D3]" office:value-type="float" office:value="23916.24" calcext:value-type="float">
            <text:p>23916,24</text:p>
          </table:table-cell>
          <table:table-cell office:value-type="float" office:value="11507.54" calcext:value-type="float">
            <text:p>11507,54</text:p>
          </table:table-cell>
          <table:table-cell office:value-type="float" office:value="12408.7" calcext:value-type="float">
            <text:p>12408,7</text:p>
          </table:table-cell>
          <table:table-cell table:formula="of:=ROUND([.E2]-[.C3];2)" office:value-type="float" office:value="957092.46" calcext:value-type="float">
            <text:p>957092,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4]+[.D4]" office:value-type="float" office:value="23916.24" calcext:value-type="float">
            <text:p>23916,24</text:p>
          </table:table-cell>
          <table:table-cell office:value-type="float" office:value="10341.26" calcext:value-type="float">
            <text:p>10341,26</text:p>
          </table:table-cell>
          <table:table-cell office:value-type="float" office:value="13574.98" calcext:value-type="float">
            <text:p>13574,98</text:p>
          </table:table-cell>
          <table:table-cell table:formula="of:=ROUND([.E3]-[.C4];2)" office:value-type="float" office:value="946751.2" calcext:value-type="float">
            <text:p>946751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5]+[.D5]" office:value-type="float" office:value="23916.24" calcext:value-type="float">
            <text:p>23916,24</text:p>
          </table:table-cell>
          <table:table-cell office:value-type="float" office:value="10921.1" calcext:value-type="float">
            <text:p>10921,1</text:p>
          </table:table-cell>
          <table:table-cell office:value-type="float" office:value="12995.14" calcext:value-type="float">
            <text:p>12995,14</text:p>
          </table:table-cell>
          <table:table-cell table:formula="of:=ROUND([.E4]-[.C5];2)" office:value-type="float" office:value="935830.1" calcext:value-type="float">
            <text:p>935830,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6]+[.D6]" office:value-type="float" office:value="23916.24" calcext:value-type="float">
            <text:p>23916,24</text:p>
          </table:table-cell>
          <table:table-cell office:value-type="float" office:value="9786.49" calcext:value-type="float">
            <text:p>9786,49</text:p>
          </table:table-cell>
          <table:table-cell office:value-type="float" office:value="14129.75" calcext:value-type="float">
            <text:p>14129,75</text:p>
          </table:table-cell>
          <table:table-cell table:formula="of:=ROUND([.E5]-[.C6];2)" office:value-type="float" office:value="926043.61" calcext:value-type="float">
            <text:p>926043,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7]+[.D7]" office:value-type="float" office:value="23916.24" calcext:value-type="float">
            <text:p>23916,24</text:p>
          </table:table-cell>
          <table:table-cell office:value-type="float" office:value="12052.73" calcext:value-type="float">
            <text:p>12052,73</text:p>
          </table:table-cell>
          <table:table-cell office:value-type="float" office:value="11863.51" calcext:value-type="float">
            <text:p>11863,51</text:p>
          </table:table-cell>
          <table:table-cell table:formula="of:=ROUND([.E6]-[.C7];2)" office:value-type="float" office:value="913990.88" calcext:value-type="float">
            <text:p>913990,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8]+[.D8]" office:value-type="float" office:value="23916.24" calcext:value-type="float">
            <text:p>23916,24</text:p>
          </table:table-cell>
          <table:table-cell office:value-type="float" office:value="10952.6" calcext:value-type="float">
            <text:p>10952,6</text:p>
          </table:table-cell>
          <table:table-cell office:value-type="float" office:value="12963.64" calcext:value-type="float">
            <text:p>12963,64</text:p>
          </table:table-cell>
          <table:table-cell table:formula="of:=ROUND([.E7]-[.C8];2)" office:value-type="float" office:value="903038.28" calcext:value-type="float">
            <text:p>903038,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9]+[.D9]" office:value-type="float" office:value="23916.24" calcext:value-type="float">
            <text:p>23916,24</text:p>
          </table:table-cell>
          <table:table-cell office:value-type="float" office:value="10694.76" calcext:value-type="float">
            <text:p>10694,76</text:p>
          </table:table-cell>
          <table:table-cell office:value-type="float" office:value="13221.48" calcext:value-type="float">
            <text:p>13221,48</text:p>
          </table:table-cell>
          <table:table-cell table:formula="of:=ROUND([.E8]-[.C9];2)" office:value-type="float" office:value="892343.52" calcext:value-type="float">
            <text:p>892343,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10]+[.D10]" office:value-type="float" office:value="23916.24" calcext:value-type="float">
            <text:p>23916,24</text:p>
          </table:table-cell>
          <table:table-cell office:value-type="float" office:value="12076.18" calcext:value-type="float">
            <text:p>12076,18</text:p>
          </table:table-cell>
          <table:table-cell office:value-type="float" office:value="11840.06" calcext:value-type="float">
            <text:p>11840,06</text:p>
          </table:table-cell>
          <table:table-cell table:formula="of:=ROUND([.E9]-[.C10];2)" office:value-type="float" office:value="880267.34" calcext:value-type="float">
            <text:p>880267,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1]+[.D11]" office:value-type="float" office:value="23916.24" calcext:value-type="float">
            <text:p>23916,24</text:p>
          </table:table-cell>
          <table:table-cell office:value-type="float" office:value="11430.91" calcext:value-type="float">
            <text:p>11430,91</text:p>
          </table:table-cell>
          <table:table-cell office:value-type="float" office:value="12485.33" calcext:value-type="float">
            <text:p>12485,33</text:p>
          </table:table-cell>
          <table:table-cell table:formula="of:=ROUND([.E10]-[.C11];2)" office:value-type="float" office:value="868836.43" calcext:value-type="float">
            <text:p>868836,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2]+[.D12]" office:value-type="float" office:value="23916.24" calcext:value-type="float">
            <text:p>23916,24</text:p>
          </table:table-cell>
          <table:table-cell office:value-type="float" office:value="11593.04" calcext:value-type="float">
            <text:p>11593,04</text:p>
          </table:table-cell>
          <table:table-cell office:value-type="float" office:value="12323.2" calcext:value-type="float">
            <text:p>12323,2</text:p>
          </table:table-cell>
          <table:table-cell table:formula="of:=ROUND([.E11]-[.C12];2)" office:value-type="float" office:value="857243.39" calcext:value-type="float">
            <text:p>857243,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3]+[.D13]" office:value-type="float" office:value="23916.24" calcext:value-type="float">
            <text:p>23916,24</text:p>
          </table:table-cell>
          <table:table-cell office:value-type="float" office:value="12165.77" calcext:value-type="float">
            <text:p>12165,77</text:p>
          </table:table-cell>
          <table:table-cell office:value-type="float" office:value="11750.47" calcext:value-type="float">
            <text:p>11750,47</text:p>
          </table:table-cell>
          <table:table-cell table:formula="of:=ROUND([.E12]-[.C13];2)" office:value-type="float" office:value="845077.62" calcext:value-type="float">
            <text:p>845077,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4]+[.D14]" office:value-type="float" office:value="23916.24" calcext:value-type="float">
            <text:p>23916,24</text:p>
          </table:table-cell>
          <table:table-cell office:value-type="float" office:value="11191.59" calcext:value-type="float">
            <text:p>11191,59</text:p>
          </table:table-cell>
          <table:table-cell office:value-type="float" office:value="12724.65" calcext:value-type="float">
            <text:p>12724,65</text:p>
          </table:table-cell>
          <table:table-cell table:formula="of:=ROUND([.E13]-[.C14];2)" office:value-type="float" office:value="833886.03" calcext:value-type="float">
            <text:p>833886,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5]+[.D15]" office:value-type="float" office:value="23916.24" calcext:value-type="float">
            <text:p>23916,24</text:p>
          </table:table-cell>
          <table:table-cell office:value-type="float" office:value="13262.55" calcext:value-type="float">
            <text:p>13262,55</text:p>
          </table:table-cell>
          <table:table-cell office:value-type="float" office:value="10653.69" calcext:value-type="float">
            <text:p>10653,69</text:p>
          </table:table-cell>
          <table:table-cell table:formula="of:=ROUND([.E14]-[.C15];2)" office:value-type="float" office:value="820623.48" calcext:value-type="float">
            <text:p>820623,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6]+[.D16]" office:value-type="float" office:value="23916.24" calcext:value-type="float">
            <text:p>23916,24</text:p>
          </table:table-cell>
          <table:table-cell office:value-type="float" office:value="12683.12" calcext:value-type="float">
            <text:p>12683,12</text:p>
          </table:table-cell>
          <table:table-cell office:value-type="float" office:value="11233.12" calcext:value-type="float">
            <text:p>11233,12</text:p>
          </table:table-cell>
          <table:table-cell table:formula="of:=ROUND([.E15]-[.C16];2)" office:value-type="float" office:value="807940.36" calcext:value-type="float">
            <text:p>807940,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7]+[.D17]" office:value-type="float" office:value="23916.24" calcext:value-type="float">
            <text:p>23916,24</text:p>
          </table:table-cell>
          <table:table-cell office:value-type="float" office:value="12856.72" calcext:value-type="float">
            <text:p>12856,72</text:p>
          </table:table-cell>
          <table:table-cell office:value-type="float" office:value="11059.52" calcext:value-type="float">
            <text:p>11059,52</text:p>
          </table:table-cell>
          <table:table-cell table:formula="of:=ROUND([.E16]-[.C17];2)" office:value-type="float" office:value="795083.64" calcext:value-type="float">
            <text:p>795083,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8]+[.D18]" office:value-type="float" office:value="23916.24" calcext:value-type="float">
            <text:p>23916,24</text:p>
          </table:table-cell>
          <table:table-cell office:value-type="float" office:value="12669.93" calcext:value-type="float">
            <text:p>12669,93</text:p>
          </table:table-cell>
          <table:table-cell office:value-type="float" office:value="11246.31" calcext:value-type="float">
            <text:p>11246,31</text:p>
          </table:table-cell>
          <table:table-cell table:formula="of:=ROUND([.E17]-[.C18];2)" office:value-type="float" office:value="782413.71" calcext:value-type="float">
            <text:p>782413,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9]+[.D19]" office:value-type="float" office:value="23916.24" calcext:value-type="float">
            <text:p>23916,24</text:p>
          </table:table-cell>
          <table:table-cell office:value-type="float" office:value="13206.16" calcext:value-type="float">
            <text:p>13206,16</text:p>
          </table:table-cell>
          <table:table-cell office:value-type="float" office:value="10710.08" calcext:value-type="float">
            <text:p>10710,08</text:p>
          </table:table-cell>
          <table:table-cell table:formula="of:=ROUND([.E18]-[.C19];2)" office:value-type="float" office:value="769207.55" calcext:value-type="float">
            <text:p>769207,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20]+[.D20]" office:value-type="float" office:value="23916.24" calcext:value-type="float">
            <text:p>23916,24</text:p>
          </table:table-cell>
          <table:table-cell office:value-type="float" office:value="12333.99" calcext:value-type="float">
            <text:p>12333,99</text:p>
          </table:table-cell>
          <table:table-cell office:value-type="float" office:value="11582.25" calcext:value-type="float">
            <text:p>11582,25</text:p>
          </table:table-cell>
          <table:table-cell table:formula="of:=ROUND([.E19]-[.C20];2)" office:value-type="float" office:value="756873.56" calcext:value-type="float">
            <text:p>756873,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1]+[.D21]" office:value-type="float" office:value="23916.24" calcext:value-type="float">
            <text:p>23916,24</text:p>
          </table:table-cell>
          <table:table-cell office:value-type="float" office:value="13901.11" calcext:value-type="float">
            <text:p>13901,11</text:p>
          </table:table-cell>
          <table:table-cell office:value-type="float" office:value="10015.13" calcext:value-type="float">
            <text:p>10015,13</text:p>
          </table:table-cell>
          <table:table-cell table:formula="of:=ROUND([.E20]-[.C21];2)" office:value-type="float" office:value="742972.45" calcext:value-type="float">
            <text:p>742972,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2]+[.D22]" office:value-type="float" office:value="23916.24" calcext:value-type="float">
            <text:p>23916,24</text:p>
          </table:table-cell>
          <table:table-cell office:value-type="float" office:value="13746.04" calcext:value-type="float">
            <text:p>13746,04</text:p>
          </table:table-cell>
          <table:table-cell office:value-type="float" office:value="10170.2" calcext:value-type="float">
            <text:p>10170,2</text:p>
          </table:table-cell>
          <table:table-cell table:formula="of:=ROUND([.E21]-[.C22];2)" office:value-type="float" office:value="729226.41" calcext:value-type="float">
            <text:p>729226,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23]+[.D23]" office:value-type="float" office:value="23916.24" calcext:value-type="float">
            <text:p>23916,24</text:p>
          </table:table-cell>
          <table:table-cell office:value-type="float" office:value="13268.74" calcext:value-type="float">
            <text:p>13268,74</text:p>
          </table:table-cell>
          <table:table-cell office:value-type="float" office:value="10647.5" calcext:value-type="float">
            <text:p>10647,5</text:p>
          </table:table-cell>
          <table:table-cell table:formula="of:=ROUND([.E22]-[.C23];2)" office:value-type="float" office:value="715957.67" calcext:value-type="float">
            <text:p>715957,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24]+[.D24]" office:value-type="float" office:value="23916.24" calcext:value-type="float">
            <text:p>23916,24</text:p>
          </table:table-cell>
          <table:table-cell office:value-type="float" office:value="14442.52" calcext:value-type="float">
            <text:p>14442,52</text:p>
          </table:table-cell>
          <table:table-cell office:value-type="float" office:value="9473.72" calcext:value-type="float">
            <text:p>9473,72</text:p>
          </table:table-cell>
          <table:table-cell table:formula="of:=ROUND([.E23]-[.C24];2)" office:value-type="float" office:value="701515.15" calcext:value-type="float">
            <text:p>701515,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25]+[.D25]" office:value-type="float" office:value="23916.24" calcext:value-type="float">
            <text:p>23916,24</text:p>
          </table:table-cell>
          <table:table-cell office:value-type="float" office:value="13980.29" calcext:value-type="float">
            <text:p>13980,29</text:p>
          </table:table-cell>
          <table:table-cell office:value-type="float" office:value="9935.95" calcext:value-type="float">
            <text:p>9935,95</text:p>
          </table:table-cell>
          <table:table-cell table:formula="of:=ROUND([.E24]-[.C25];2)" office:value-type="float" office:value="687534.86" calcext:value-type="float">
            <text:p>687534,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26]+[.D26]" office:value-type="float" office:value="23916.24" calcext:value-type="float">
            <text:p>23916,24</text:p>
          </table:table-cell>
          <table:table-cell office:value-type="float" office:value="14164.55" calcext:value-type="float">
            <text:p>14164,55</text:p>
          </table:table-cell>
          <table:table-cell office:value-type="float" office:value="9751.69" calcext:value-type="float">
            <text:p>9751,69</text:p>
          </table:table-cell>
          <table:table-cell table:formula="of:=ROUND([.E25]-[.C26];2)" office:value-type="float" office:value="673370.31" calcext:value-type="float">
            <text:p>673370,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27]+[.D27]" office:value-type="float" office:value="23916.24" calcext:value-type="float">
            <text:p>23916,24</text:p>
          </table:table-cell>
          <table:table-cell office:value-type="float" office:value="15289.72" calcext:value-type="float">
            <text:p>15289,72</text:p>
          </table:table-cell>
          <table:table-cell office:value-type="float" office:value="8626.52" calcext:value-type="float">
            <text:p>8626,52</text:p>
          </table:table-cell>
          <table:table-cell table:formula="of:=ROUND([.E26]-[.C27];2)" office:value-type="float" office:value="658080.59" calcext:value-type="float">
            <text:p>658080,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28]+[.D28]" office:value-type="float" office:value="23916.24" calcext:value-type="float">
            <text:p>23916,24</text:p>
          </table:table-cell>
          <table:table-cell office:value-type="float" office:value="14582.31" calcext:value-type="float">
            <text:p>14582,31</text:p>
          </table:table-cell>
          <table:table-cell office:value-type="float" office:value="9333.93" calcext:value-type="float">
            <text:p>9333,93</text:p>
          </table:table-cell>
          <table:table-cell table:formula="of:=ROUND([.E27]-[.C28];2)" office:value-type="float" office:value="643498.28" calcext:value-type="float">
            <text:p>643498,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29]+[.D29]" office:value-type="float" office:value="23916.24" calcext:value-type="float">
            <text:p>23916,24</text:p>
          </table:table-cell>
          <table:table-cell office:value-type="float" office:value="14494.72" calcext:value-type="float">
            <text:p>14494,72</text:p>
          </table:table-cell>
          <table:table-cell office:value-type="float" office:value="9421.52" calcext:value-type="float">
            <text:p>9421,52</text:p>
          </table:table-cell>
          <table:table-cell table:formula="of:=ROUND([.E28]-[.C29];2)" office:value-type="float" office:value="629003.56" calcext:value-type="float">
            <text:p>629003,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30]+[.D30]" office:value-type="float" office:value="23916.24" calcext:value-type="float">
            <text:p>23916,24</text:p>
          </table:table-cell>
          <table:table-cell office:value-type="float" office:value="15570.31" calcext:value-type="float">
            <text:p>15570,31</text:p>
          </table:table-cell>
          <table:table-cell office:value-type="float" office:value="8345.93" calcext:value-type="float">
            <text:p>8345,93</text:p>
          </table:table-cell>
          <table:table-cell table:formula="of:=ROUND([.E29]-[.C30];2)" office:value-type="float" office:value="613433.25" calcext:value-type="float">
            <text:p>613433,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31]+[.D31]" office:value-type="float" office:value="23916.24" calcext:value-type="float">
            <text:p>23916,24</text:p>
          </table:table-cell>
          <table:table-cell office:value-type="float" office:value="15496.24" calcext:value-type="float">
            <text:p>15496,24</text:p>
          </table:table-cell>
          <table:table-cell office:value-type="float" office:value="8420" calcext:value-type="float">
            <text:p>8420</text:p>
          </table:table-cell>
          <table:table-cell table:formula="of:=ROUND([.E30]-[.C31];2)" office:value-type="float" office:value="597937.01" calcext:value-type="float">
            <text:p>597937,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32]+[.D32]" office:value-type="float" office:value="23916.24" calcext:value-type="float">
            <text:p>23916,24</text:p>
          </table:table-cell>
          <table:table-cell office:value-type="float" office:value="15161.78" calcext:value-type="float">
            <text:p>15161,78</text:p>
          </table:table-cell>
          <table:table-cell office:value-type="float" office:value="8754.46" calcext:value-type="float">
            <text:p>8754,46</text:p>
          </table:table-cell>
          <table:table-cell table:formula="of:=ROUND([.E31]-[.C32];2)" office:value-type="float" office:value="582775.23" calcext:value-type="float">
            <text:p>582775,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33]+[.D33]" office:value-type="float" office:value="23916.24" calcext:value-type="float">
            <text:p>23916,24</text:p>
          </table:table-cell>
          <table:table-cell office:value-type="float" office:value="15917.06" calcext:value-type="float">
            <text:p>15917,06</text:p>
          </table:table-cell>
          <table:table-cell office:value-type="float" office:value="7999.18" calcext:value-type="float">
            <text:p>7999,18</text:p>
          </table:table-cell>
          <table:table-cell table:formula="of:=ROUND([.E32]-[.C33];2)" office:value-type="float" office:value="566858.17" calcext:value-type="float">
            <text:p>566858,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34]+[.D34]" office:value-type="float" office:value="23916.24" calcext:value-type="float">
            <text:p>23916,24</text:p>
          </table:table-cell>
          <table:table-cell office:value-type="float" office:value="16135.52" calcext:value-type="float">
            <text:p>16135,52</text:p>
          </table:table-cell>
          <table:table-cell office:value-type="float" office:value="7780.72" calcext:value-type="float">
            <text:p>7780,72</text:p>
          </table:table-cell>
          <table:table-cell table:formula="of:=ROUND([.E33]-[.C34];2)" office:value-type="float" office:value="550722.65" calcext:value-type="float">
            <text:p>550722,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35]+[.D35]" office:value-type="float" office:value="23916.24" calcext:value-type="float">
            <text:p>23916,24</text:p>
          </table:table-cell>
          <table:table-cell office:value-type="float" office:value="16105.03" calcext:value-type="float">
            <text:p>16105,03</text:p>
          </table:table-cell>
          <table:table-cell office:value-type="float" office:value="7811.21" calcext:value-type="float">
            <text:p>7811,21</text:p>
          </table:table-cell>
          <table:table-cell table:formula="of:=ROUND([.E34]-[.C35];2)" office:value-type="float" office:value="534617.62" calcext:value-type="float">
            <text:p>534617,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36]+[.D36]" office:value-type="float" office:value="23916.24" calcext:value-type="float">
            <text:p>23916,24</text:p>
          </table:table-cell>
          <table:table-cell office:value-type="float" office:value="16578.06" calcext:value-type="float">
            <text:p>16578,06</text:p>
          </table:table-cell>
          <table:table-cell office:value-type="float" office:value="7338.18" calcext:value-type="float">
            <text:p>7338,18</text:p>
          </table:table-cell>
          <table:table-cell table:formula="of:=ROUND([.E35]-[.C36];2)" office:value-type="float" office:value="518039.56" calcext:value-type="float">
            <text:p>518039,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37]+[.D37]" office:value-type="float" office:value="23916.24" calcext:value-type="float">
            <text:p>23916,24</text:p>
          </table:table-cell>
          <table:table-cell office:value-type="float" office:value="16094.56" calcext:value-type="float">
            <text:p>16094,56</text:p>
          </table:table-cell>
          <table:table-cell office:value-type="float" office:value="7821.68" calcext:value-type="float">
            <text:p>7821,68</text:p>
          </table:table-cell>
          <table:table-cell table:formula="of:=ROUND([.E36]-[.C37];2)" office:value-type="float" office:value="501945" calcext:value-type="float">
            <text:p>5019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38]+[.D38]" office:value-type="float" office:value="23916.24" calcext:value-type="float">
            <text:p>23916,24</text:p>
          </table:table-cell>
          <table:table-cell office:value-type="float" office:value="17256.18" calcext:value-type="float">
            <text:p>17256,18</text:p>
          </table:table-cell>
          <table:table-cell office:value-type="float" office:value="6660.06" calcext:value-type="float">
            <text:p>6660,06</text:p>
          </table:table-cell>
          <table:table-cell table:formula="of:=ROUND([.E37]-[.C38];2)" office:value-type="float" office:value="484688.82" calcext:value-type="float">
            <text:p>484688,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39]+[.D39]" office:value-type="float" office:value="23916.24" calcext:value-type="float">
            <text:p>23916,24</text:p>
          </table:table-cell>
          <table:table-cell office:value-type="float" office:value="17706.91" calcext:value-type="float">
            <text:p>17706,91</text:p>
          </table:table-cell>
          <table:table-cell office:value-type="float" office:value="6209.33" calcext:value-type="float">
            <text:p>6209,33</text:p>
          </table:table-cell>
          <table:table-cell table:formula="of:=ROUND([.E38]-[.C39];2)" office:value-type="float" office:value="466981.91" calcext:value-type="float">
            <text:p>466981,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40]+[.D40]" office:value-type="float" office:value="23916.24" calcext:value-type="float">
            <text:p>23916,24</text:p>
          </table:table-cell>
          <table:table-cell office:value-type="float" office:value="17292.78" calcext:value-type="float">
            <text:p>17292,78</text:p>
          </table:table-cell>
          <table:table-cell office:value-type="float" office:value="6623.46" calcext:value-type="float">
            <text:p>6623,46</text:p>
          </table:table-cell>
          <table:table-cell table:formula="of:=ROUND([.E39]-[.C40];2)" office:value-type="float" office:value="449689.13" calcext:value-type="float">
            <text:p>449689,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41]+[.D41]" office:value-type="float" office:value="23916.24" calcext:value-type="float">
            <text:p>23916,24</text:p>
          </table:table-cell>
          <table:table-cell office:value-type="float" office:value="17538.05" calcext:value-type="float">
            <text:p>17538,05</text:p>
          </table:table-cell>
          <table:table-cell office:value-type="float" office:value="6378.19" calcext:value-type="float">
            <text:p>6378,19</text:p>
          </table:table-cell>
          <table:table-cell table:formula="of:=ROUND([.E40]-[.C41];2)" office:value-type="float" office:value="432151.08" calcext:value-type="float">
            <text:p>432151,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42]+[.D42]" office:value-type="float" office:value="23916.24" calcext:value-type="float">
            <text:p>23916,24</text:p>
          </table:table-cell>
          <table:table-cell office:value-type="float" office:value="17984.52" calcext:value-type="float">
            <text:p>17984,52</text:p>
          </table:table-cell>
          <table:table-cell office:value-type="float" office:value="5931.72" calcext:value-type="float">
            <text:p>5931,72</text:p>
          </table:table-cell>
          <table:table-cell table:formula="of:=ROUND([.E41]-[.C42];2)" office:value-type="float" office:value="414166.56" calcext:value-type="float">
            <text:p>414166,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43]+[.D43]" office:value-type="float" office:value="23916.24" calcext:value-type="float">
            <text:p>23916,24</text:p>
          </table:table-cell>
          <table:table-cell office:value-type="float" office:value="18231.38" calcext:value-type="float">
            <text:p>18231,38</text:p>
          </table:table-cell>
          <table:table-cell office:value-type="float" office:value="5684.86" calcext:value-type="float">
            <text:p>5684,86</text:p>
          </table:table-cell>
          <table:table-cell table:formula="of:=ROUND([.E42]-[.C43];2)" office:value-type="float" office:value="395935.18" calcext:value-type="float">
            <text:p>395935,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44]+[.D44]" office:value-type="float" office:value="23916.24" calcext:value-type="float">
            <text:p>23916,24</text:p>
          </table:table-cell>
          <table:table-cell office:value-type="float" office:value="18300.47" calcext:value-type="float">
            <text:p>18300,47</text:p>
          </table:table-cell>
          <table:table-cell office:value-type="float" office:value="5615.77" calcext:value-type="float">
            <text:p>5615,77</text:p>
          </table:table-cell>
          <table:table-cell table:formula="of:=ROUND([.E43]-[.C44];2)" office:value-type="float" office:value="377634.71" calcext:value-type="float">
            <text:p>377634,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45]+[.D45]" office:value-type="float" office:value="23916.24" calcext:value-type="float">
            <text:p>23916,24</text:p>
          </table:table-cell>
          <table:table-cell office:value-type="float" office:value="18560.04" calcext:value-type="float">
            <text:p>18560,04</text:p>
          </table:table-cell>
          <table:table-cell office:value-type="float" office:value="5356.2" calcext:value-type="float">
            <text:p>5356,2</text:p>
          </table:table-cell>
          <table:table-cell table:formula="of:=ROUND([.E44]-[.C45];2)" office:value-type="float" office:value="359074.67" calcext:value-type="float">
            <text:p>359074,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46]+[.D46]" office:value-type="float" office:value="23916.24" calcext:value-type="float">
            <text:p>23916,24</text:p>
          </table:table-cell>
          <table:table-cell office:value-type="float" office:value="18659" calcext:value-type="float">
            <text:p>18659</text:p>
          </table:table-cell>
          <table:table-cell office:value-type="float" office:value="5257.24" calcext:value-type="float">
            <text:p>5257,24</text:p>
          </table:table-cell>
          <table:table-cell table:formula="of:=ROUND([.E45]-[.C46];2)" office:value-type="float" office:value="340415.67" calcext:value-type="float">
            <text:p>340415,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47]+[.D47]" office:value-type="float" office:value="23916.24" calcext:value-type="float">
            <text:p>23916,24</text:p>
          </table:table-cell>
          <table:table-cell office:value-type="float" office:value="19399.43" calcext:value-type="float">
            <text:p>19399,43</text:p>
          </table:table-cell>
          <table:table-cell office:value-type="float" office:value="4516.81" calcext:value-type="float">
            <text:p>4516,81</text:p>
          </table:table-cell>
          <table:table-cell table:formula="of:=ROUND([.E46]-[.C47];2)" office:value-type="float" office:value="321016.24" calcext:value-type="float">
            <text:p>321016,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48]+[.D48]" office:value-type="float" office:value="23916.24" calcext:value-type="float">
            <text:p>23916,24</text:p>
          </table:table-cell>
          <table:table-cell office:value-type="float" office:value="19509.96" calcext:value-type="float">
            <text:p>19509,96</text:p>
          </table:table-cell>
          <table:table-cell office:value-type="float" office:value="4406.28" calcext:value-type="float">
            <text:p>4406,28</text:p>
          </table:table-cell>
          <table:table-cell table:formula="of:=ROUND([.E47]-[.C48];2)" office:value-type="float" office:value="301506.28" calcext:value-type="float">
            <text:p>301506,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C49]+[.D49]" office:value-type="float" office:value="23916.24" calcext:value-type="float">
            <text:p>23916,24</text:p>
          </table:table-cell>
          <table:table-cell office:value-type="float" office:value="19501.86" calcext:value-type="float">
            <text:p>19501,86</text:p>
          </table:table-cell>
          <table:table-cell office:value-type="float" office:value="4414.38" calcext:value-type="float">
            <text:p>4414,38</text:p>
          </table:table-cell>
          <table:table-cell table:formula="of:=ROUND([.E48]-[.C49];2)" office:value-type="float" office:value="282004.42" calcext:value-type="float">
            <text:p>282004,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C50]+[.D50]" office:value-type="float" office:value="23916.24" calcext:value-type="float">
            <text:p>23916,24</text:p>
          </table:table-cell>
          <table:table-cell office:value-type="float" office:value="20045.44" calcext:value-type="float">
            <text:p>20045,44</text:p>
          </table:table-cell>
          <table:table-cell office:value-type="float" office:value="3870.8" calcext:value-type="float">
            <text:p>3870,8</text:p>
          </table:table-cell>
          <table:table-cell table:formula="of:=ROUND([.E49]-[.C50];2)" office:value-type="float" office:value="261958.98" calcext:value-type="float">
            <text:p>261958,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C51]+[.D51]" office:value-type="float" office:value="23916.24" calcext:value-type="float">
            <text:p>23916,24</text:p>
          </table:table-cell>
          <table:table-cell office:value-type="float" office:value="20560.29" calcext:value-type="float">
            <text:p>20560,29</text:p>
          </table:table-cell>
          <table:table-cell office:value-type="float" office:value="3355.95" calcext:value-type="float">
            <text:p>3355,95</text:p>
          </table:table-cell>
          <table:table-cell table:formula="of:=ROUND([.E50]-[.C51];2)" office:value-type="float" office:value="241398.69" calcext:value-type="float">
            <text:p>241398,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52]+[.D52]" office:value-type="float" office:value="23916.24" calcext:value-type="float">
            <text:p>23916,24</text:p>
          </table:table-cell>
          <table:table-cell office:value-type="float" office:value="20271.45" calcext:value-type="float">
            <text:p>20271,45</text:p>
          </table:table-cell>
          <table:table-cell office:value-type="float" office:value="3644.79" calcext:value-type="float">
            <text:p>3644,79</text:p>
          </table:table-cell>
          <table:table-cell table:formula="of:=ROUND([.E51]-[.C52];2)" office:value-type="float" office:value="221127.24" calcext:value-type="float">
            <text:p>221127,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53]+[.D53]" office:value-type="float" office:value="23916.24" calcext:value-type="float">
            <text:p>23916,24</text:p>
          </table:table-cell>
          <table:table-cell office:value-type="float" office:value="21083.39" calcext:value-type="float">
            <text:p>21083,39</text:p>
          </table:table-cell>
          <table:table-cell office:value-type="float" office:value="2832.85" calcext:value-type="float">
            <text:p>2832,85</text:p>
          </table:table-cell>
          <table:table-cell table:formula="of:=ROUND([.E52]-[.C53];2)" office:value-type="float" office:value="200043.85" calcext:value-type="float">
            <text:p>200043,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54]+[.D54]" office:value-type="float" office:value="23916.24" calcext:value-type="float">
            <text:p>23916,24</text:p>
          </table:table-cell>
          <table:table-cell office:value-type="float" office:value="21078.91" calcext:value-type="float">
            <text:p>21078,91</text:p>
          </table:table-cell>
          <table:table-cell office:value-type="float" office:value="2837.33" calcext:value-type="float">
            <text:p>2837,33</text:p>
          </table:table-cell>
          <table:table-cell table:formula="of:=ROUND([.E53]-[.C54];2)" office:value-type="float" office:value="178964.94" calcext:value-type="float">
            <text:p>178964,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C55]+[.D55]" office:value-type="float" office:value="23916.24" calcext:value-type="float">
            <text:p>23916,24</text:p>
          </table:table-cell>
          <table:table-cell office:value-type="float" office:value="21296" calcext:value-type="float">
            <text:p>21296</text:p>
          </table:table-cell>
          <table:table-cell office:value-type="float" office:value="2620.24" calcext:value-type="float">
            <text:p>2620,24</text:p>
          </table:table-cell>
          <table:table-cell table:formula="of:=ROUND([.E54]-[.C55];2)" office:value-type="float" office:value="157668.94" calcext:value-type="float">
            <text:p>157668,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C56]+[.D56]" office:value-type="float" office:value="23916.24" calcext:value-type="float">
            <text:p>23916,24</text:p>
          </table:table-cell>
          <table:table-cell office:value-type="float" office:value="21824.21" calcext:value-type="float">
            <text:p>21824,21</text:p>
          </table:table-cell>
          <table:table-cell office:value-type="float" office:value="2092.03" calcext:value-type="float">
            <text:p>2092,03</text:p>
          </table:table-cell>
          <table:table-cell table:formula="of:=ROUND([.E55]-[.C56];2)" office:value-type="float" office:value="135844.73" calcext:value-type="float">
            <text:p>135844,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C57]+[.D57]" office:value-type="float" office:value="23916.24" calcext:value-type="float">
            <text:p>23916,24</text:p>
          </table:table-cell>
          <table:table-cell office:value-type="float" office:value="21989.48" calcext:value-type="float">
            <text:p>21989,48</text:p>
          </table:table-cell>
          <table:table-cell office:value-type="float" office:value="1926.76" calcext:value-type="float">
            <text:p>1926,76</text:p>
          </table:table-cell>
          <table:table-cell table:formula="of:=ROUND([.E56]-[.C57];2)" office:value-type="float" office:value="113855.25" calcext:value-type="float">
            <text:p>113855,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C58]+[.D58]" office:value-type="float" office:value="23916.24" calcext:value-type="float">
            <text:p>23916,24</text:p>
          </table:table-cell>
          <table:table-cell office:value-type="float" office:value="22301.37" calcext:value-type="float">
            <text:p>22301,37</text:p>
          </table:table-cell>
          <table:table-cell office:value-type="float" office:value="1614.87" calcext:value-type="float">
            <text:p>1614,87</text:p>
          </table:table-cell>
          <table:table-cell table:formula="of:=ROUND([.E57]-[.C58];2)" office:value-type="float" office:value="91553.88" calcext:value-type="float">
            <text:p>91553,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C59]+[.D59]" office:value-type="float" office:value="23916.24" calcext:value-type="float">
            <text:p>23916,24</text:p>
          </table:table-cell>
          <table:table-cell office:value-type="float" office:value="22659.56" calcext:value-type="float">
            <text:p>22659,56</text:p>
          </table:table-cell>
          <table:table-cell office:value-type="float" office:value="1256.68" calcext:value-type="float">
            <text:p>1256,68</text:p>
          </table:table-cell>
          <table:table-cell table:formula="of:=ROUND([.E58]-[.C59];2)" office:value-type="float" office:value="68894.32" calcext:value-type="float">
            <text:p>68894,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60]+[.D60]" office:value-type="float" office:value="23916.24" calcext:value-type="float">
            <text:p>23916,24</text:p>
          </table:table-cell>
          <table:table-cell office:value-type="float" office:value="22970.6" calcext:value-type="float">
            <text:p>22970,6</text:p>
          </table:table-cell>
          <table:table-cell office:value-type="float" office:value="945.64" calcext:value-type="float">
            <text:p>945,64</text:p>
          </table:table-cell>
          <table:table-cell table:formula="of:=ROUND([.E59]-[.C60];2)" office:value-type="float" office:value="45923.72" calcext:value-type="float">
            <text:p>45923,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61]+[.D61]" office:value-type="float" office:value="23916.24" calcext:value-type="float">
            <text:p>23916,24</text:p>
          </table:table-cell>
          <table:table-cell office:value-type="float" office:value="23265.74" calcext:value-type="float">
            <text:p>23265,74</text:p>
          </table:table-cell>
          <table:table-cell office:value-type="float" office:value="650.5" calcext:value-type="float">
            <text:p>650,5</text:p>
          </table:table-cell>
          <table:table-cell table:formula="of:=ROUND([.E60]-[.C61];2)" office:value-type="float" office:value="22657.98" calcext:value-type="float">
            <text:p>22657,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C62]+[.D62]" office:value-type="float" office:value="22978.48" calcext:value-type="float">
            <text:p>22978,48</text:p>
          </table:table-cell>
          <table:table-cell office:value-type="float" office:value="22657.98" calcext:value-type="float">
            <text:p>22657,98</text:p>
          </table:table-cell>
          <table:table-cell office:value-type="float" office:value="320.5" calcext:value-type="float">
            <text:p>320,5</text:p>
          </table:table-cell>
          <table:table-cell table:formula="of:=ROUND([.E61]-[.C62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C63]+[.D63]" office:value-type="float" office:value="0" calcext:value-type="float">
            <text:p>0</text:p>
          </table:table-cell>
          <table:table-cell table:number-columns-repeated="2"/>
          <table:table-cell table:formula="of:=ROUND([.E62]-[.C63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C64]+[.D64]" office:value-type="float" office:value="0" calcext:value-type="float">
            <text:p>0</text:p>
          </table:table-cell>
          <table:table-cell table:number-columns-repeated="2"/>
          <table:table-cell table:formula="of:=ROUND([.E63]-[.C64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65]+[.D65]" office:value-type="float" office:value="0" calcext:value-type="float">
            <text:p>0</text:p>
          </table:table-cell>
          <table:table-cell table:number-columns-repeated="2"/>
          <table:table-cell table:formula="of:=ROUND([.E64]-[.C65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C66]+[.D66]" office:value-type="float" office:value="0" calcext:value-type="float">
            <text:p>0</text:p>
          </table:table-cell>
          <table:table-cell table:number-columns-repeated="2"/>
          <table:table-cell table:formula="of:=ROUND([.E65]-[.C66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C67]+[.D67]" office:value-type="float" office:value="0" calcext:value-type="float">
            <text:p>0</text:p>
          </table:table-cell>
          <table:table-cell table:number-columns-repeated="2"/>
          <table:table-cell table:formula="of:=ROUND([.E66]-[.C67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C68]+[.D68]" office:value-type="float" office:value="0" calcext:value-type="float">
            <text:p>0</text:p>
          </table:table-cell>
          <table:table-cell table:number-columns-repeated="2"/>
          <table:table-cell table:formula="of:=ROUND([.E67]-[.C68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C69]+[.D69]" office:value-type="float" office:value="0" calcext:value-type="float">
            <text:p>0</text:p>
          </table:table-cell>
          <table:table-cell table:number-columns-repeated="2"/>
          <table:table-cell table:formula="of:=ROUND([.E68]-[.C69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C70]+[.D70]" office:value-type="float" office:value="0" calcext:value-type="float">
            <text:p>0</text:p>
          </table:table-cell>
          <table:table-cell table:number-columns-repeated="2"/>
          <table:table-cell table:formula="of:=ROUND([.E69]-[.C70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C71]+[.D71]" office:value-type="float" office:value="0" calcext:value-type="float">
            <text:p>0</text:p>
          </table:table-cell>
          <table:table-cell table:number-columns-repeated="2"/>
          <table:table-cell table:formula="of:=ROUND([.E70]-[.C71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C72]+[.D72]" office:value-type="float" office:value="0" calcext:value-type="float">
            <text:p>0</text:p>
          </table:table-cell>
          <table:table-cell table:number-columns-repeated="2"/>
          <table:table-cell table:formula="of:=ROUND([.E71]-[.C72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C73]+[.D73]" office:value-type="float" office:value="0" calcext:value-type="float">
            <text:p>0</text:p>
          </table:table-cell>
          <table:table-cell table:number-columns-repeated="2"/>
          <table:table-cell table:formula="of:=ROUND([.E72]-[.C73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C74]+[.D74]" office:value-type="float" office:value="0" calcext:value-type="float">
            <text:p>0</text:p>
          </table:table-cell>
          <table:table-cell table:number-columns-repeated="2"/>
          <table:table-cell table:formula="of:=ROUND([.E73]-[.C74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C75]+[.D75]" office:value-type="float" office:value="0" calcext:value-type="float">
            <text:p>0</text:p>
          </table:table-cell>
          <table:table-cell table:number-columns-repeated="2"/>
          <table:table-cell table:formula="of:=ROUND([.E74]-[.C75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C76]+[.D76]" office:value-type="float" office:value="0" calcext:value-type="float">
            <text:p>0</text:p>
          </table:table-cell>
          <table:table-cell table:number-columns-repeated="2"/>
          <table:table-cell table:formula="of:=ROUND([.E75]-[.C76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C77]+[.D77]" office:value-type="float" office:value="0" calcext:value-type="float">
            <text:p>0</text:p>
          </table:table-cell>
          <table:table-cell table:number-columns-repeated="2"/>
          <table:table-cell table:formula="of:=ROUND([.E76]-[.C77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C78]+[.D78]" office:value-type="float" office:value="0" calcext:value-type="float">
            <text:p>0</text:p>
          </table:table-cell>
          <table:table-cell table:number-columns-repeated="2"/>
          <table:table-cell table:formula="of:=ROUND([.E77]-[.C78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C79]+[.D79]" office:value-type="float" office:value="0" calcext:value-type="float">
            <text:p>0</text:p>
          </table:table-cell>
          <table:table-cell table:number-columns-repeated="2"/>
          <table:table-cell table:formula="of:=ROUND([.E78]-[.C79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C80]+[.D80]" office:value-type="float" office:value="0" calcext:value-type="float">
            <text:p>0</text:p>
          </table:table-cell>
          <table:table-cell table:number-columns-repeated="2"/>
          <table:table-cell table:formula="of:=ROUND([.E79]-[.C80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C81]+[.D81]" office:value-type="float" office:value="0" calcext:value-type="float">
            <text:p>0</text:p>
          </table:table-cell>
          <table:table-cell table:number-columns-repeated="2"/>
          <table:table-cell table:formula="of:=ROUND([.E80]-[.C81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82]+[.D82]" office:value-type="float" office:value="0" calcext:value-type="float">
            <text:p>0</text:p>
          </table:table-cell>
          <table:table-cell table:number-columns-repeated="2"/>
          <table:table-cell table:formula="of:=ROUND([.E81]-[.C82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C83]+[.D83]" office:value-type="float" office:value="0" calcext:value-type="float">
            <text:p>0</text:p>
          </table:table-cell>
          <table:table-cell table:number-columns-repeated="2"/>
          <table:table-cell table:formula="of:=ROUND([.E82]-[.C83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C84]+[.D84]" office:value-type="float" office:value="0" calcext:value-type="float">
            <text:p>0</text:p>
          </table:table-cell>
          <table:table-cell table:number-columns-repeated="2"/>
          <table:table-cell table:formula="of:=ROUND([.E83]-[.C84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C85]+[.D85]" office:value-type="float" office:value="0" calcext:value-type="float">
            <text:p>0</text:p>
          </table:table-cell>
          <table:table-cell table:number-columns-repeated="2"/>
          <table:table-cell table:formula="of:=ROUND([.E84]-[.C85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C86]+[.D86]" office:value-type="float" office:value="0" calcext:value-type="float">
            <text:p>0</text:p>
          </table:table-cell>
          <table:table-cell table:number-columns-repeated="2"/>
          <table:table-cell table:formula="of:=ROUND([.E85]-[.C86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C87]+[.D87]" office:value-type="float" office:value="0" calcext:value-type="float">
            <text:p>0</text:p>
          </table:table-cell>
          <table:table-cell table:number-columns-repeated="2"/>
          <table:table-cell table:formula="of:=ROUND([.E86]-[.C87];2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percentage-style style:name="N109">
      <number:number number:decimal-places="4" loext:min-decimal-places="4" number:min-integer-digits="1"/>
      <number:text>%</number:text>
    </number:percentage-style>
    <number:percentage-style style:name="N110">
      <number:number number:decimal-places="9" loext:min-decimal-places="9" number:min-integer-digits="1"/>
      <number:text>%</number:text>
    </number:percentage-style>
    <number:number-style style:name="N111">
      <number:number number:decimal-places="20" loext:min-decimal-places="20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6" loext:min-decimal-places="6" number:min-integer-digits="1"/>
    </number:number-style>
    <number:number-style style:name="N10107" number:language="ru" number:country="RU">
      <number:number number:decimal-places="12" loext:min-decimal-places="12" number:min-integer-digits="1" number:grouping="true"/>
    </number:number-style>
    <number:number-style style:name="N10108" number:language="ru" number:country="RU">
      <number:text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.00.0000</text:date>, <text:time style:data-style-name="N2" text:time-value="08:46:29.76438846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ячеслав Владимирович Борисов</meta:initial-creator>
    <meta:creation-date>2019-10-15T07:50:04.067038591</meta:creation-date>
    <dc:date>2019-10-15T09:18:01.113162012</dc:date>
    <dc:creator>Вячеслав Владимирович Борисов</dc:creator>
    <meta:editing-duration>PT52M37S</meta:editing-duration>
    <meta:editing-cycles>10</meta:editing-cycles>
    <meta:generator>LibreOffice/6.2.6.2$Linux_X86_64 LibreOffice_project/20$Build-2</meta:generator>
    <meta:document-statistic meta:table-count="2" meta:cell-count="400" meta:object-count="0"/>
  </office:meta>
</office:document-meta>
</file>